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Result</text:p>
          </table:table-cell>
          <table:table-cell office:value-type="string">
            <text:p>A_bin</text:p>
          </table:table-cell>
          <table:table-cell office:value-type="string">
            <text:p>B_bin</text:p>
          </table:table-cell>
          <table:table-cell office:value-type="string">
            <text:p>Result_bin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'A'*'B'" office:value-type="float" office:value="1">
            <text:p>1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0001">
            <text:p>000000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'A'*'B'" office:value-type="float" office:value="2">
            <text:p>2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00010">
            <text:p>000000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'A'*'B'" office:value-type="float" office:value="3">
            <text:p>3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00011">
            <text:p>00000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'A'*'B'" office:value-type="float" office:value="4">
            <text:p>4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000100">
            <text:p>00000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'A'*'B'" office:value-type="float" office:value="5">
            <text:p>5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000101">
            <text:p>000001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'A'*'B'" office:value-type="float" office:value="6">
            <text:p>6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000110">
            <text:p>000001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'A'*'B'" office:value-type="float" office:value="7">
            <text:p>7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000111">
            <text:p>000001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'A'*'B'" office:value-type="float" office:value="8">
            <text:p>8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0001000">
            <text:p>00001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'A'*'B'" office:value-type="float" office:value="9">
            <text:p>9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0001001">
            <text:p>000010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'A'*'B'" office:value-type="float" office:value="10">
            <text:p>10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0001010">
            <text:p>000010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'A'*'B'" office:value-type="float" office:value="11">
            <text:p>11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0001011">
            <text:p>00001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0001100">
            <text:p>0000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'A'*'B'" office:value-type="float" office:value="13">
            <text:p>13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0001101">
            <text:p>000011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'A'*'B'" office:value-type="float" office:value="14">
            <text:p>14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0001110">
            <text:p>000011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'A'*'B'" office:value-type="float" office:value="15">
            <text:p>15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0001111">
            <text:p>000011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'A'*'B'" office:value-type="float" office:value="2">
            <text:p>2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0010">
            <text:p>0000001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'A'*'B'" office:value-type="float" office:value="4">
            <text:p>4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00100">
            <text:p>000001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'A'*'B'" office:value-type="float" office:value="6">
            <text:p>6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00110">
            <text:p>000001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'A'*'B'" office:value-type="float" office:value="8">
            <text:p>8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001000">
            <text:p>00001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'A'*'B'" office:value-type="float" office:value="10">
            <text:p>10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001010">
            <text:p>000010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001100">
            <text:p>000011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'A'*'B'" office:value-type="float" office:value="14">
            <text:p>14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001110">
            <text:p>000011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'A'*'B'" office:value-type="float" office:value="16">
            <text:p>16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0010000">
            <text:p>00010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'A'*'B'" office:value-type="float" office:value="18">
            <text:p>18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0010010">
            <text:p>000100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'A'*'B'" office:value-type="float" office:value="20">
            <text:p>20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0010100">
            <text:p>000101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'A'*'B'" office:value-type="float" office:value="22">
            <text:p>22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0010110">
            <text:p>000101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0011000">
            <text:p>00011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'A'*'B'" office:value-type="float" office:value="26">
            <text:p>26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0011010">
            <text:p>000110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'A'*'B'" office:value-type="float" office:value="28">
            <text:p>28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0011100">
            <text:p>000111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0011110">
            <text:p>000111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'A'*'B'" office:value-type="float" office:value="3">
            <text:p>3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0011">
            <text:p>000000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'A'*'B'" office:value-type="float" office:value="6">
            <text:p>6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00110">
            <text:p>0000011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table:formula="of:='A'*'B'" office:value-type="float" office:value="9">
            <text:p>9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01001">
            <text:p>000010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001100">
            <text:p>00001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'A'*'B'" office:value-type="float" office:value="15">
            <text:p>15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001111">
            <text:p>000011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'A'*'B'" office:value-type="float" office:value="18">
            <text:p>18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010010">
            <text:p>000100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'A'*'B'" office:value-type="float" office:value="21">
            <text:p>21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010101">
            <text:p>000101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0011000">
            <text:p>000110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'A'*'B'" office:value-type="float" office:value="27">
            <text:p>27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0011011">
            <text:p>000110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0011110">
            <text:p>000111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'A'*'B'" office:value-type="float" office:value="33">
            <text:p>33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0100001">
            <text:p>001000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0100100">
            <text:p>00100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'A'*'B'" office:value-type="float" office:value="39">
            <text:p>39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0100111">
            <text:p>001001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'A'*'B'" office:value-type="float" office:value="42">
            <text:p>42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0101010">
            <text:p>001010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'A'*'B'" office:value-type="float" office:value="45">
            <text:p>45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0101101">
            <text:p>001011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'A'*'B'" office:value-type="float" office:value="4">
            <text:p>4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0100">
            <text:p>000001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'A'*'B'" office:value-type="float" office:value="8">
            <text:p>8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01000">
            <text:p>00001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01100">
            <text:p>00001100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table:formula="of:='A'*'B'" office:value-type="float" office:value="16">
            <text:p>16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010000">
            <text:p>00010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'A'*'B'" office:value-type="float" office:value="20">
            <text:p>20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010100">
            <text:p>000101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011000">
            <text:p>00011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'A'*'B'" office:value-type="float" office:value="28">
            <text:p>28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011100">
            <text:p>000111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'A'*'B'" office:value-type="float" office:value="32">
            <text:p>32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0100000">
            <text:p>00100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0100100">
            <text:p>001001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'A'*'B'" office:value-type="float" office:value="40">
            <text:p>40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0101000">
            <text:p>00101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'A'*'B'" office:value-type="float" office:value="44">
            <text:p>44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0101100">
            <text:p>001011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'A'*'B'" office:value-type="float" office:value="48">
            <text:p>48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0110000">
            <text:p>00110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'A'*'B'" office:value-type="float" office:value="52">
            <text:p>52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0110100">
            <text:p>001101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'A'*'B'" office:value-type="float" office:value="56">
            <text:p>56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0111000">
            <text:p>00111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0111100">
            <text:p>001111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'A'*'B'" office:value-type="float" office:value="5">
            <text:p>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0101">
            <text:p>0000010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'A'*'B'" office:value-type="float" office:value="10">
            <text:p>1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01010">
            <text:p>000010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'A'*'B'" office:value-type="float" office:value="15">
            <text:p>1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01111">
            <text:p>000011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'A'*'B'" office:value-type="float" office:value="20">
            <text:p>2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010100">
            <text:p>00010100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table:formula="of:='A'*'B'" office:value-type="float" office:value="25">
            <text:p>2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011001">
            <text:p>0001100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011110">
            <text:p>000111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'A'*'B'" office:value-type="float" office:value="35">
            <text:p>3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100011">
            <text:p>001000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'A'*'B'" office:value-type="float" office:value="40">
            <text:p>4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0101000">
            <text:p>001010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'A'*'B'" office:value-type="float" office:value="45">
            <text:p>4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0101101">
            <text:p>0010110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'A'*'B'" office:value-type="float" office:value="50">
            <text:p>5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0110010">
            <text:p>001100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'A'*'B'" office:value-type="float" office:value="55">
            <text:p>5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0110111">
            <text:p>001101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0111100">
            <text:p>001111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'A'*'B'" office:value-type="float" office:value="65">
            <text:p>6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1000001">
            <text:p>0100000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'A'*'B'" office:value-type="float" office:value="70">
            <text:p>7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1000110">
            <text:p>010001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'A'*'B'" office:value-type="float" office:value="75">
            <text:p>7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1001011">
            <text:p>010010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'A'*'B'" office:value-type="float" office:value="6">
            <text:p>6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0110">
            <text:p>000001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01100">
            <text:p>000011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'A'*'B'" office:value-type="float" office:value="18">
            <text:p>18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10010">
            <text:p>000100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011000">
            <text:p>000110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011110">
            <text:p>00011110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100100">
            <text:p>001001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'A'*'B'" office:value-type="float" office:value="42">
            <text:p>42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101010">
            <text:p>001010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'A'*'B'" office:value-type="float" office:value="48">
            <text:p>48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0110000">
            <text:p>001100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'A'*'B'" office:value-type="float" office:value="54">
            <text:p>54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0110110">
            <text:p>001101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0111100">
            <text:p>001111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'A'*'B'" office:value-type="float" office:value="66">
            <text:p>66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1000010">
            <text:p>010000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'A'*'B'" office:value-type="float" office:value="72">
            <text:p>72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1001000">
            <text:p>010010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'A'*'B'" office:value-type="float" office:value="78">
            <text:p>78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1001110">
            <text:p>010011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'A'*'B'" office:value-type="float" office:value="84">
            <text:p>84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1010100">
            <text:p>010101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'A'*'B'" office:value-type="float" office:value="90">
            <text:p>90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1011010">
            <text:p>010110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'A'*'B'" office:value-type="float" office:value="7">
            <text:p>7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0111">
            <text:p>000001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'A'*'B'" office:value-type="float" office:value="14">
            <text:p>14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01110">
            <text:p>000011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'A'*'B'" office:value-type="float" office:value="21">
            <text:p>21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10101">
            <text:p>0001010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'A'*'B'" office:value-type="float" office:value="28">
            <text:p>28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011100">
            <text:p>00011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'A'*'B'" office:value-type="float" office:value="35">
            <text:p>35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100011">
            <text:p>001000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'A'*'B'" office:value-type="float" office:value="42">
            <text:p>42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101010">
            <text:p>00101010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table:formula="of:='A'*'B'" office:value-type="float" office:value="49">
            <text:p>49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110001">
            <text:p>0011000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'A'*'B'" office:value-type="float" office:value="56">
            <text:p>56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0111000">
            <text:p>001110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'A'*'B'" office:value-type="float" office:value="63">
            <text:p>63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0111111">
            <text:p>001111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'A'*'B'" office:value-type="float" office:value="70">
            <text:p>70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1000110">
            <text:p>010001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'A'*'B'" office:value-type="float" office:value="77">
            <text:p>77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1001101">
            <text:p>0100110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'A'*'B'" office:value-type="float" office:value="84">
            <text:p>84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1010100">
            <text:p>01010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'A'*'B'" office:value-type="float" office:value="91">
            <text:p>91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1011011">
            <text:p>010110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'A'*'B'" office:value-type="float" office:value="98">
            <text:p>98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1100010">
            <text:p>011000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'A'*'B'" office:value-type="float" office:value="105">
            <text:p>105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1101001">
            <text:p>011010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'A'*'B'" office:value-type="float" office:value="8">
            <text:p>8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1000">
            <text:p>00001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'A'*'B'" office:value-type="float" office:value="16">
            <text:p>16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10000">
            <text:p>0001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11000">
            <text:p>00011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'A'*'B'" office:value-type="float" office:value="32">
            <text:p>32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100000">
            <text:p>0010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'A'*'B'" office:value-type="float" office:value="40">
            <text:p>40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101000">
            <text:p>00101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'A'*'B'" office:value-type="float" office:value="48">
            <text:p>48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110000">
            <text:p>0011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'A'*'B'" office:value-type="float" office:value="56">
            <text:p>56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111000">
            <text:p>00111000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table:formula="of:='A'*'B'" office:value-type="float" office:value="64">
            <text:p>64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1000000">
            <text:p>0100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'A'*'B'" office:value-type="float" office:value="72">
            <text:p>72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1001000">
            <text:p>01001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'A'*'B'" office:value-type="float" office:value="80">
            <text:p>80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1010000">
            <text:p>0101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'A'*'B'" office:value-type="float" office:value="88">
            <text:p>88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1011000">
            <text:p>01011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'A'*'B'" office:value-type="float" office:value="96">
            <text:p>96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1100000">
            <text:p>0110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'A'*'B'" office:value-type="float" office:value="104">
            <text:p>104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1101000">
            <text:p>01101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'A'*'B'" office:value-type="float" office:value="112">
            <text:p>112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1110000">
            <text:p>0111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'A'*'B'" office:value-type="float" office:value="120">
            <text:p>120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01111000">
            <text:p>0111100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'A'*'B'" office:value-type="float" office:value="9">
            <text:p>9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1001">
            <text:p>000010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'A'*'B'" office:value-type="float" office:value="18">
            <text:p>18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10010">
            <text:p>000100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'A'*'B'" office:value-type="float" office:value="27">
            <text:p>27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11011">
            <text:p>000110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100100">
            <text:p>0010010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'A'*'B'" office:value-type="float" office:value="45">
            <text:p>45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101101">
            <text:p>001011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'A'*'B'" office:value-type="float" office:value="54">
            <text:p>54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110110">
            <text:p>001101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'A'*'B'" office:value-type="float" office:value="63">
            <text:p>63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0111111">
            <text:p>001111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'A'*'B'" office:value-type="float" office:value="72">
            <text:p>72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1001000">
            <text:p>01001000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table:formula="of:='A'*'B'" office:value-type="float" office:value="81">
            <text:p>81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1010001">
            <text:p>010100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'A'*'B'" office:value-type="float" office:value="90">
            <text:p>90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1011010">
            <text:p>010110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'A'*'B'" office:value-type="float" office:value="99">
            <text:p>99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1100011">
            <text:p>011000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'A'*'B'" office:value-type="float" office:value="108">
            <text:p>108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1101100">
            <text:p>0110110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'A'*'B'" office:value-type="float" office:value="117">
            <text:p>117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01110101">
            <text:p>011101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'A'*'B'" office:value-type="float" office:value="126">
            <text:p>126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01111110">
            <text:p>011111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'A'*'B'" office:value-type="float" office:value="135">
            <text:p>135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10000111">
            <text:p>100001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'A'*'B'" office:value-type="float" office:value="10">
            <text:p>1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1010">
            <text:p>000010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'A'*'B'" office:value-type="float" office:value="20">
            <text:p>2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10100">
            <text:p>000101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011110">
            <text:p>000111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'A'*'B'" office:value-type="float" office:value="40">
            <text:p>4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101000">
            <text:p>00101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'A'*'B'" office:value-type="float" office:value="50">
            <text:p>5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110010">
            <text:p>001100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0111100">
            <text:p>001111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'A'*'B'" office:value-type="float" office:value="70">
            <text:p>7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1000110">
            <text:p>010001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'A'*'B'" office:value-type="float" office:value="80">
            <text:p>8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1010000">
            <text:p>01010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'A'*'B'" office:value-type="float" office:value="90">
            <text:p>9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1011010">
            <text:p>01011010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formula="of:='A'*'B'" office:value-type="float" office:value="100">
            <text:p>10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1100100">
            <text:p>011001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'A'*'B'" office:value-type="float" office:value="110">
            <text:p>11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1101110">
            <text:p>011011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'A'*'B'" office:value-type="float" office:value="120">
            <text:p>12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01111000">
            <text:p>01111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'A'*'B'" office:value-type="float" office:value="130">
            <text:p>13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10000010">
            <text:p>100000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'A'*'B'" office:value-type="float" office:value="140">
            <text:p>14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10001100">
            <text:p>100011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'A'*'B'" office:value-type="float" office:value="150">
            <text:p>150</text:p>
          </table:table-cell>
          <table:table-cell table:formula="of:=DEC2BIN('A';4)" office:value-type="string" office:string-value="1010">
            <text:p>1010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10010110">
            <text:p>100101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'A'*'B'" office:value-type="float" office:value="11">
            <text:p>11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1011">
            <text:p>000010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'A'*'B'" office:value-type="float" office:value="22">
            <text:p>22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10110">
            <text:p>000101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'A'*'B'" office:value-type="float" office:value="33">
            <text:p>33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100001">
            <text:p>0010000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'A'*'B'" office:value-type="float" office:value="44">
            <text:p>44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101100">
            <text:p>001011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'A'*'B'" office:value-type="float" office:value="55">
            <text:p>55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110111">
            <text:p>001101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'A'*'B'" office:value-type="float" office:value="66">
            <text:p>66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1000010">
            <text:p>010000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'A'*'B'" office:value-type="float" office:value="77">
            <text:p>77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1001101">
            <text:p>0100110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'A'*'B'" office:value-type="float" office:value="88">
            <text:p>88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1011000">
            <text:p>010110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'A'*'B'" office:value-type="float" office:value="99">
            <text:p>99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1100011">
            <text:p>011000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'A'*'B'" office:value-type="float" office:value="110">
            <text:p>110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1101110">
            <text:p>01101110</text:p>
          </table:table-cell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formula="of:='A'*'B'" office:value-type="float" office:value="121">
            <text:p>121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01111001">
            <text:p>0111100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'A'*'B'" office:value-type="float" office:value="132">
            <text:p>132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10000100">
            <text:p>100001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'A'*'B'" office:value-type="float" office:value="143">
            <text:p>143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10001111">
            <text:p>100011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'A'*'B'" office:value-type="float" office:value="154">
            <text:p>154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10011010">
            <text:p>100110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'A'*'B'" office:value-type="float" office:value="165">
            <text:p>165</text:p>
          </table:table-cell>
          <table:table-cell table:formula="of:=DEC2BIN('A';4)" office:value-type="string" office:string-value="1011">
            <text:p>1011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10100101">
            <text:p>101001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1100">
            <text:p>000011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11000">
            <text:p>00011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100100">
            <text:p>001001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'A'*'B'" office:value-type="float" office:value="48">
            <text:p>48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110000">
            <text:p>00110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0111100">
            <text:p>001111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'A'*'B'" office:value-type="float" office:value="72">
            <text:p>72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1001000">
            <text:p>01001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'A'*'B'" office:value-type="float" office:value="84">
            <text:p>84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1010100">
            <text:p>010101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'A'*'B'" office:value-type="float" office:value="96">
            <text:p>96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1100000">
            <text:p>01100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'A'*'B'" office:value-type="float" office:value="108">
            <text:p>108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1101100">
            <text:p>011011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'A'*'B'" office:value-type="float" office:value="120">
            <text:p>120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01111000">
            <text:p>01111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'A'*'B'" office:value-type="float" office:value="132">
            <text:p>132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10000100">
            <text:p>10000100</text:p>
          </table:table-cell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formula="of:='A'*'B'" office:value-type="float" office:value="144">
            <text:p>144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10010000">
            <text:p>10010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'A'*'B'" office:value-type="float" office:value="156">
            <text:p>156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10011100">
            <text:p>100111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'A'*'B'" office:value-type="float" office:value="168">
            <text:p>168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10101000">
            <text:p>101010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'A'*'B'" office:value-type="float" office:value="180">
            <text:p>180</text:p>
          </table:table-cell>
          <table:table-cell table:formula="of:=DEC2BIN('A';4)" office:value-type="string" office:string-value="1100">
            <text:p>1100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10110100">
            <text:p>1011010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'A'*'B'" office:value-type="float" office:value="13">
            <text:p>13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1101">
            <text:p>000011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'A'*'B'" office:value-type="float" office:value="26">
            <text:p>26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11010">
            <text:p>0001101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'A'*'B'" office:value-type="float" office:value="39">
            <text:p>39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100111">
            <text:p>0010011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'A'*'B'" office:value-type="float" office:value="52">
            <text:p>52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110100">
            <text:p>0011010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'A'*'B'" office:value-type="float" office:value="65">
            <text:p>65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1000001">
            <text:p>010000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'A'*'B'" office:value-type="float" office:value="78">
            <text:p>78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1001110">
            <text:p>0100111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'A'*'B'" office:value-type="float" office:value="91">
            <text:p>91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1011011">
            <text:p>0101101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'A'*'B'" office:value-type="float" office:value="104">
            <text:p>104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1101000">
            <text:p>0110100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'A'*'B'" office:value-type="float" office:value="117">
            <text:p>117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1110101">
            <text:p>011101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'A'*'B'" office:value-type="float" office:value="130">
            <text:p>130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10000010">
            <text:p>1000001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'A'*'B'" office:value-type="float" office:value="143">
            <text:p>143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10001111">
            <text:p>1000111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'A'*'B'" office:value-type="float" office:value="156">
            <text:p>156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10011100">
            <text:p>10011100</text:p>
          </table:table-cell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formula="of:='A'*'B'" office:value-type="float" office:value="169">
            <text:p>169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10101001">
            <text:p>1010100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'A'*'B'" office:value-type="float" office:value="182">
            <text:p>182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10110110">
            <text:p>1011011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'A'*'B'" office:value-type="float" office:value="195">
            <text:p>195</text:p>
          </table:table-cell>
          <table:table-cell table:formula="of:=DEC2BIN('A';4)" office:value-type="string" office:string-value="1101">
            <text:p>1101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11000011">
            <text:p>1100001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'A'*'B'" office:value-type="float" office:value="14">
            <text:p>14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1110">
            <text:p>000011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'A'*'B'" office:value-type="float" office:value="28">
            <text:p>28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11100">
            <text:p>000111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'A'*'B'" office:value-type="float" office:value="42">
            <text:p>42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101010">
            <text:p>001010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'A'*'B'" office:value-type="float" office:value="56">
            <text:p>56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111000">
            <text:p>001110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'A'*'B'" office:value-type="float" office:value="70">
            <text:p>70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1000110">
            <text:p>010001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'A'*'B'" office:value-type="float" office:value="84">
            <text:p>84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1010100">
            <text:p>010101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'A'*'B'" office:value-type="float" office:value="98">
            <text:p>98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1100010">
            <text:p>011000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'A'*'B'" office:value-type="float" office:value="112">
            <text:p>112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1110000">
            <text:p>011100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'A'*'B'" office:value-type="float" office:value="126">
            <text:p>126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01111110">
            <text:p>011111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'A'*'B'" office:value-type="float" office:value="140">
            <text:p>140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10001100">
            <text:p>100011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'A'*'B'" office:value-type="float" office:value="154">
            <text:p>154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10011010">
            <text:p>100110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'A'*'B'" office:value-type="float" office:value="168">
            <text:p>168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10101000">
            <text:p>101010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'A'*'B'" office:value-type="float" office:value="182">
            <text:p>182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10110110">
            <text:p>10110110</text:p>
          </table:table-cell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formula="of:='A'*'B'" office:value-type="float" office:value="196">
            <text:p>196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11000100">
            <text:p>110001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'A'*'B'" office:value-type="float" office:value="210">
            <text:p>210</text:p>
          </table:table-cell>
          <table:table-cell table:formula="of:=DEC2BIN('A';4)" office:value-type="string" office:string-value="1110">
            <text:p>1110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11010010">
            <text:p>1101001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0000">
            <text:p>0000</text:p>
          </table:table-cell>
          <table:table-cell table:formula="of:=DEC2BIN('Result';8)" office:value-type="string" office:string-value="00000000">
            <text:p>0000000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'A'*'B'" office:value-type="float" office:value="15">
            <text:p>15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0001">
            <text:p>0001</text:p>
          </table:table-cell>
          <table:table-cell table:formula="of:=DEC2BIN('Result';8)" office:value-type="string" office:string-value="00001111">
            <text:p>000011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0010">
            <text:p>0010</text:p>
          </table:table-cell>
          <table:table-cell table:formula="of:=DEC2BIN('Result';8)" office:value-type="string" office:string-value="00011110">
            <text:p>0001111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'A'*'B'" office:value-type="float" office:value="45">
            <text:p>45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0011">
            <text:p>0011</text:p>
          </table:table-cell>
          <table:table-cell table:formula="of:=DEC2BIN('Result';8)" office:value-type="string" office:string-value="00101101">
            <text:p>0010110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0100">
            <text:p>0100</text:p>
          </table:table-cell>
          <table:table-cell table:formula="of:=DEC2BIN('Result';8)" office:value-type="string" office:string-value="00111100">
            <text:p>0011110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'A'*'B'" office:value-type="float" office:value="75">
            <text:p>75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0101">
            <text:p>0101</text:p>
          </table:table-cell>
          <table:table-cell table:formula="of:=DEC2BIN('Result';8)" office:value-type="string" office:string-value="01001011">
            <text:p>010010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'A'*'B'" office:value-type="float" office:value="90">
            <text:p>90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0110">
            <text:p>0110</text:p>
          </table:table-cell>
          <table:table-cell table:formula="of:=DEC2BIN('Result';8)" office:value-type="string" office:string-value="01011010">
            <text:p>0101101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'A'*'B'" office:value-type="float" office:value="105">
            <text:p>105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0111">
            <text:p>0111</text:p>
          </table:table-cell>
          <table:table-cell table:formula="of:=DEC2BIN('Result';8)" office:value-type="string" office:string-value="01101001">
            <text:p>0110100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'A'*'B'" office:value-type="float" office:value="120">
            <text:p>120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1000">
            <text:p>1000</text:p>
          </table:table-cell>
          <table:table-cell table:formula="of:=DEC2BIN('Result';8)" office:value-type="string" office:string-value="01111000">
            <text:p>0111100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'A'*'B'" office:value-type="float" office:value="135">
            <text:p>135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1001">
            <text:p>1001</text:p>
          </table:table-cell>
          <table:table-cell table:formula="of:=DEC2BIN('Result';8)" office:value-type="string" office:string-value="10000111">
            <text:p>100001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'A'*'B'" office:value-type="float" office:value="150">
            <text:p>150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1010">
            <text:p>1010</text:p>
          </table:table-cell>
          <table:table-cell table:formula="of:=DEC2BIN('Result';8)" office:value-type="string" office:string-value="10010110">
            <text:p>1001011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'A'*'B'" office:value-type="float" office:value="165">
            <text:p>165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1011">
            <text:p>1011</text:p>
          </table:table-cell>
          <table:table-cell table:formula="of:=DEC2BIN('Result';8)" office:value-type="string" office:string-value="10100101">
            <text:p>1010010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'A'*'B'" office:value-type="float" office:value="180">
            <text:p>180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1100">
            <text:p>1100</text:p>
          </table:table-cell>
          <table:table-cell table:formula="of:=DEC2BIN('Result';8)" office:value-type="string" office:string-value="10110100">
            <text:p>1011010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'A'*'B'" office:value-type="float" office:value="195">
            <text:p>195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1101">
            <text:p>1101</text:p>
          </table:table-cell>
          <table:table-cell table:formula="of:=DEC2BIN('Result';8)" office:value-type="string" office:string-value="11000011">
            <text:p>110000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'A'*'B'" office:value-type="float" office:value="210">
            <text:p>210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1110">
            <text:p>1110</text:p>
          </table:table-cell>
          <table:table-cell table:formula="of:=DEC2BIN('Result';8)" office:value-type="string" office:string-value="11010010">
            <text:p>11010010</text:p>
          </table:table-cell>
        </table:table-row>
        <table:table-row table:style-name="ro2">
          <table:table-cell table:number-columns-repeated="2" office:value-type="float" office:value="15">
            <text:p>15</text:p>
          </table:table-cell>
          <table:table-cell table:formula="of:='A'*'B'" office:value-type="float" office:value="225">
            <text:p>225</text:p>
          </table:table-cell>
          <table:table-cell table:formula="of:=DEC2BIN('A';4)" office:value-type="string" office:string-value="1111">
            <text:p>1111</text:p>
          </table:table-cell>
          <table:table-cell table:formula="of:=DEC2BIN('B';4)" office:value-type="string" office:string-value="1111">
            <text:p>1111</text:p>
          </table:table-cell>
          <table:table-cell table:formula="of:=DEC2BIN('Result';8)" office:value-type="string" office:string-value="11100001">
            <text:p>11100001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8/10/2010</text:date>, <text:time>10:59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8T10:38:59.57</meta:creation-date>
    <dc:date>2010-10-18T10:59:03.11</dc:date>
    <meta:editing-duration>PT00H05M58S</meta:editing-duration>
    <meta:editing-cycles>1</meta:editing-cycles>
    <meta:document-statistic meta:table-count="3" meta:cell-count="1542" meta:object-count="0"/>
    <meta:generator>BrOffice.org/3.1$Win32 OpenOffice.org_project/310m11$Build-9399</meta:generator>
  </office:meta>
</office:document-meta>
</file>